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1312" calcext:value-type="float">
            <text:p>76.7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5072" calcext:value-type="float">
            <text:p>76.3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572" calcext:value-type="float">
            <text:p>76.2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8184" calcext:value-type="float">
            <text:p>76.1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2696" calcext:value-type="float">
            <text:p>75.6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18" calcext:value-type="float">
            <text:p>75.3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5664" calcext:value-type="float">
            <text:p>75.0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200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9672" calcext:value-type="float">
            <text:p>75.0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8672" calcext:value-type="float">
            <text:p>74.7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22" calcext:value-type="float">
            <text:p>74.7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200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696" calcext:value-type="float">
            <text:p>74.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200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2096" calcext:value-type="float">
            <text:p>74.6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2368" calcext:value-type="float">
            <text:p>74.5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8632" calcext:value-type="float">
            <text:p>74.3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6856" calcext:value-type="float">
            <text:p>74.6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2264" calcext:value-type="float">
            <text:p>74.5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1472" calcext:value-type="float">
            <text:p>74.2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1872" calcext:value-type="float">
            <text:p>73.6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199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872" calcext:value-type="float">
            <text:p>73.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199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6112" calcext:value-type="float">
            <text:p>73.2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198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198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198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5136" calcext:value-type="float">
            <text:p>72.3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8584" calcext:value-type="float">
            <text:p>71.7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42" calcext:value-type="float">
            <text:p>71.7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42" calcext:value-type="float">
            <text:p>71.7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0032" calcext:value-type="float">
            <text:p>70.3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7703</text:p>
          </table:table-cell>
          <table:table-cell office:value-type="string" calcext:value-type="string">
            <text:p>Edgemon Lake Quad</text:p>
          </table:table-cell>
          <table:table-cell office:value-type="string" calcext:value-type="string">
            <text:p>197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